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37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59.99mm" svg:height="89.99mm" svg:x="3.58mm" svg:y="29.43mm">
            <draw:object draw:notify-on-update-of-ranges="Arkusz1.B2:Arkusz1.B2 Arkusz1.C2:Arkusz1.E2 Arkusz1.B3:Arkusz1.B3 Arkusz1.C3:Arkusz1.E3 Arkusz1.B4:Arkusz1.B4 Arkusz1.C4:Arkusz1.E4 Arkusz1.B5:Arkusz1.B5 Arkusz1.C5:Arkusz1.E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20" table:default-cell-style-name="ce1"/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zadania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1|1</text:p>
          </table:table-cell>
          <table:table-cell office:value-type="string" calcext:value-type="string">
            <text:p>4/4</text:p>
          </table:table-cell>
          <table:table-cell office:value-type="string" calcext:value-type="string">
            <text:p>8/8</text:p>
          </table:table-cell>
          <table:table-cell office:value-type="string" calcext:value-type="string">
            <text:p>1/10</text:p>
          </table:table-cell>
          <table:table-cell office:value-type="string" calcext:value-type="string">
            <text:p>4/40</text:p>
          </table:table-cell>
          <table:table-cell office:value-type="string" calcext:value-type="string">
            <text:p>8/80</text:p>
          </table:table-cell>
          <table:table-cell office:value-type="string" calcext:value-type="string">
            <text:p>1/480000</text:p>
          </table:table-cell>
          <table:table-cell office:value-type="string" calcext:value-type="string">
            <text:p>4/480000</text:p>
          </table:table-cell>
          <table:table-cell office:value-type="string" calcext:value-type="string">
            <text:p>8/48000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tyle samo</text:p>
          </table:table-cell>
          <table:table-cell office:value-type="string" calcext:value-type="string">
            <text:p>10x więcej od wątków</text:p>
          </table:table-cell>
          <table:table-cell office:value-type="string" calcext:value-type="string">
            <text:p>jeden piksel</text:p>
          </table:table-cell>
          <table:table-cell table:number-columns-repeated="3"/>
          <table:table-cell office:value-type="float" office:value="247521320" calcext:value-type="float">
            <text:p>247521320</text:p>
          </table:table-cell>
          <table:table-cell office:value-type="float" office:value="192974916" calcext:value-type="float">
            <text:p>192974916</text:p>
          </table:table-cell>
          <table:table-cell office:value-type="float" office:value="157447947" calcext:value-type="float">
            <text:p>157447947</text:p>
          </table:table-cell>
          <table:table-cell office:value-type="float" office:value="184572479" calcext:value-type="float">
            <text:p>184572479</text:p>
          </table:table-cell>
          <table:table-cell office:value-type="float" office:value="116284704" calcext:value-type="float">
            <text:p>116284704</text:p>
          </table:table-cell>
          <table:table-cell office:value-type="float" office:value="122573276" calcext:value-type="float">
            <text:p>122573276</text:p>
          </table:table-cell>
          <table:table-cell office:value-type="float" office:value="412623837" calcext:value-type="float">
            <text:p>412623837</text:p>
          </table:table-cell>
          <table:table-cell office:value-type="float" office:value="430914864" calcext:value-type="float">
            <text:p>430914864</text:p>
          </table:table-cell>
          <table:table-cell office:value-type="float" office:value="404484308" calcext:value-type="float">
            <text:p>404484308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" table:number-rows-spanned="3">
            <text:p>wątki</text:p>
          </table:table-cell>
          <table:table-cell office:value-type="float" office:value="1" calcext:value-type="float">
            <text:p>1</text:p>
          </table:table-cell>
          <table:table-cell table:formula="of:=[.I13]/10^9" office:value-type="float" office:value="0.2256709135" calcext:value-type="float">
            <text:p>0,2256709135</text:p>
          </table:table-cell>
          <table:table-cell table:formula="of:=[.L13]/10^9" office:value-type="float" office:value="0.1852561553" calcext:value-type="float">
            <text:p>0,1852561553</text:p>
          </table:table-cell>
          <table:table-cell table:formula="of:=[.O13]/10^9" office:value-type="float" office:value="0.3903497569" calcext:value-type="float">
            <text:p>0,3903497569</text:p>
          </table:table-cell>
          <table:table-cell table:number-columns-repeated="2"/>
          <table:table-cell table:style-name="Default"/>
          <table:table-cell office:value-type="float" office:value="211335107" calcext:value-type="float">
            <text:p>211335107</text:p>
          </table:table-cell>
          <table:table-cell office:value-type="float" office:value="138593999" calcext:value-type="float">
            <text:p>138593999</text:p>
          </table:table-cell>
          <table:table-cell office:value-type="float" office:value="105071192" calcext:value-type="float">
            <text:p>105071192</text:p>
          </table:table-cell>
          <table:table-cell office:value-type="float" office:value="199139073" calcext:value-type="float">
            <text:p>199139073</text:p>
          </table:table-cell>
          <table:table-cell office:value-type="float" office:value="101942979" calcext:value-type="float">
            <text:p>101942979</text:p>
          </table:table-cell>
          <table:table-cell office:value-type="float" office:value="101470527" calcext:value-type="float">
            <text:p>101470527</text:p>
          </table:table-cell>
          <table:table-cell office:value-type="float" office:value="417448572" calcext:value-type="float">
            <text:p>417448572</text:p>
          </table:table-cell>
          <table:table-cell office:value-type="float" office:value="439590053" calcext:value-type="float">
            <text:p>439590053</text:p>
          </table:table-cell>
          <table:table-cell office:value-type="float" office:value="441411701" calcext:value-type="float">
            <text:p>441411701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formula="of:=[.J13]/10^9" office:value-type="float" office:value="0.1637123252" calcext:value-type="float">
            <text:p>0,1637123252</text:p>
          </table:table-cell>
          <table:table-cell table:formula="of:=[.M13]/10^9" office:value-type="float" office:value="0.1104557018" calcext:value-type="float">
            <text:p>0,1104557018</text:p>
          </table:table-cell>
          <table:table-cell table:formula="of:=[.P13]/10^9" office:value-type="float" office:value="0.4158954152" calcext:value-type="float">
            <text:p>0,4158954152</text:p>
          </table:table-cell>
          <table:table-cell table:number-columns-repeated="2"/>
          <table:table-cell table:style-name="Default"/>
          <table:table-cell office:value-type="float" office:value="263555003" calcext:value-type="float">
            <text:p>263555003</text:p>
          </table:table-cell>
          <table:table-cell office:value-type="float" office:value="170607569" calcext:value-type="float">
            <text:p>170607569</text:p>
          </table:table-cell>
          <table:table-cell office:value-type="float" office:value="179832215" calcext:value-type="float">
            <text:p>179832215</text:p>
          </table:table-cell>
          <table:table-cell office:value-type="float" office:value="245595367" calcext:value-type="float">
            <text:p>245595367</text:p>
          </table:table-cell>
          <table:table-cell office:value-type="float" office:value="89397773" calcext:value-type="float">
            <text:p>89397773</text:p>
          </table:table-cell>
          <table:table-cell office:value-type="float" office:value="102605252" calcext:value-type="float">
            <text:p>102605252</text:p>
          </table:table-cell>
          <table:table-cell office:value-type="float" office:value="347673148" calcext:value-type="float">
            <text:p>347673148</text:p>
          </table:table-cell>
          <table:table-cell office:value-type="float" office:value="497147894" calcext:value-type="float">
            <text:p>497147894</text:p>
          </table:table-cell>
          <table:table-cell office:value-type="float" office:value="429885182" calcext:value-type="float">
            <text:p>429885182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formula="of:=[.K13]/10^9" office:value-type="float" office:value="0.1522609333" calcext:value-type="float">
            <text:p>0,1522609333</text:p>
          </table:table-cell>
          <table:table-cell table:formula="of:=[.N13]/10^9" office:value-type="float" office:value="0.1075963392" calcext:value-type="float">
            <text:p>0,1075963392</text:p>
          </table:table-cell>
          <table:table-cell table:formula="of:=[.Q13]/10^9" office:value-type="float" office:value="0.4207468021" calcext:value-type="float">
            <text:p>0,4207468021</text:p>
          </table:table-cell>
          <table:table-cell table:number-columns-repeated="2"/>
          <table:table-cell table:style-name="Default"/>
          <table:table-cell office:value-type="float" office:value="280195626" calcext:value-type="float">
            <text:p>280195626</text:p>
          </table:table-cell>
          <table:table-cell office:value-type="float" office:value="204317279" calcext:value-type="float">
            <text:p>204317279</text:p>
          </table:table-cell>
          <table:table-cell office:value-type="float" office:value="187792319" calcext:value-type="float">
            <text:p>187792319</text:p>
          </table:table-cell>
          <table:table-cell office:value-type="float" office:value="220520006" calcext:value-type="float">
            <text:p>220520006</text:p>
          </table:table-cell>
          <table:table-cell office:value-type="float" office:value="92657529" calcext:value-type="float">
            <text:p>92657529</text:p>
          </table:table-cell>
          <table:table-cell office:value-type="float" office:value="101338549" calcext:value-type="float">
            <text:p>101338549</text:p>
          </table:table-cell>
          <table:table-cell office:value-type="float" office:value="440905912" calcext:value-type="float">
            <text:p>440905912</text:p>
          </table:table-cell>
          <table:table-cell office:value-type="float" office:value="407090415" calcext:value-type="float">
            <text:p>407090415</text:p>
          </table:table-cell>
          <table:table-cell office:value-type="float" office:value="410172787" calcext:value-type="float">
            <text:p>410172787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Default"/>
          <table:table-cell office:value-type="float" office:value="218144216" calcext:value-type="float">
            <text:p>218144216</text:p>
          </table:table-cell>
          <table:table-cell office:value-type="float" office:value="155099537" calcext:value-type="float">
            <text:p>155099537</text:p>
          </table:table-cell>
          <table:table-cell office:value-type="float" office:value="110642572" calcext:value-type="float">
            <text:p>110642572</text:p>
          </table:table-cell>
          <table:table-cell office:value-type="float" office:value="210837484" calcext:value-type="float">
            <text:p>210837484</text:p>
          </table:table-cell>
          <table:table-cell office:value-type="float" office:value="113829253" calcext:value-type="float">
            <text:p>113829253</text:p>
          </table:table-cell>
          <table:table-cell office:value-type="float" office:value="114616585" calcext:value-type="float">
            <text:p>114616585</text:p>
          </table:table-cell>
          <table:table-cell office:value-type="float" office:value="364658195" calcext:value-type="float">
            <text:p>364658195</text:p>
          </table:table-cell>
          <table:table-cell office:value-type="float" office:value="470907239" calcext:value-type="float">
            <text:p>470907239</text:p>
          </table:table-cell>
          <table:table-cell office:value-type="float" office:value="421452687" calcext:value-type="float">
            <text:p>421452687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Default"/>
          <table:table-cell office:value-type="float" office:value="233719411" calcext:value-type="float">
            <text:p>233719411</text:p>
          </table:table-cell>
          <table:table-cell office:value-type="float" office:value="203024239" calcext:value-type="float">
            <text:p>203024239</text:p>
          </table:table-cell>
          <table:table-cell office:value-type="float" office:value="174518157" calcext:value-type="float">
            <text:p>174518157</text:p>
          </table:table-cell>
          <table:table-cell office:value-type="float" office:value="196043038" calcext:value-type="float">
            <text:p>196043038</text:p>
          </table:table-cell>
          <table:table-cell office:value-type="float" office:value="116954028" calcext:value-type="float">
            <text:p>116954028</text:p>
          </table:table-cell>
          <table:table-cell office:value-type="float" office:value="99294603" calcext:value-type="float">
            <text:p>99294603</text:p>
          </table:table-cell>
          <table:table-cell office:value-type="float" office:value="434008401" calcext:value-type="float">
            <text:p>434008401</text:p>
          </table:table-cell>
          <table:table-cell office:value-type="float" office:value="416513601" calcext:value-type="float">
            <text:p>416513601</text:p>
          </table:table-cell>
          <table:table-cell office:value-type="float" office:value="361374378" calcext:value-type="float">
            <text:p>361374378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Default"/>
          <table:table-cell office:value-type="float" office:value="222019554" calcext:value-type="float">
            <text:p>222019554</text:p>
          </table:table-cell>
          <table:table-cell office:value-type="float" office:value="145936742" calcext:value-type="float">
            <text:p>145936742</text:p>
          </table:table-cell>
          <table:table-cell office:value-type="float" office:value="164473080" calcext:value-type="float">
            <text:p>164473080</text:p>
          </table:table-cell>
          <table:table-cell office:value-type="float" office:value="141051498" calcext:value-type="float">
            <text:p>141051498</text:p>
          </table:table-cell>
          <table:table-cell office:value-type="float" office:value="111694426" calcext:value-type="float">
            <text:p>111694426</text:p>
          </table:table-cell>
          <table:table-cell office:value-type="float" office:value="94587041" calcext:value-type="float">
            <text:p>94587041</text:p>
          </table:table-cell>
          <table:table-cell office:value-type="float" office:value="345762017" calcext:value-type="float">
            <text:p>345762017</text:p>
          </table:table-cell>
          <table:table-cell office:value-type="float" office:value="326081171" calcext:value-type="float">
            <text:p>326081171</text:p>
          </table:table-cell>
          <table:table-cell office:value-type="float" office:value="450323103" calcext:value-type="float">
            <text:p>450323103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Default"/>
          <table:table-cell office:value-type="float" office:value="213261552" calcext:value-type="float">
            <text:p>213261552</text:p>
          </table:table-cell>
          <table:table-cell office:value-type="float" office:value="135274098" calcext:value-type="float">
            <text:p>135274098</text:p>
          </table:table-cell>
          <table:table-cell office:value-type="float" office:value="135697474" calcext:value-type="float">
            <text:p>135697474</text:p>
          </table:table-cell>
          <table:table-cell office:value-type="float" office:value="143361996" calcext:value-type="float">
            <text:p>143361996</text:p>
          </table:table-cell>
          <table:table-cell office:value-type="float" office:value="97195926" calcext:value-type="float">
            <text:p>97195926</text:p>
          </table:table-cell>
          <table:table-cell office:value-type="float" office:value="133894716" calcext:value-type="float">
            <text:p>133894716</text:p>
          </table:table-cell>
          <table:table-cell office:value-type="float" office:value="433517396" calcext:value-type="float">
            <text:p>433517396</text:p>
          </table:table-cell>
          <table:table-cell office:value-type="float" office:value="398189154" calcext:value-type="float">
            <text:p>398189154</text:p>
          </table:table-cell>
          <table:table-cell office:value-type="float" office:value="461154870" calcext:value-type="float">
            <text:p>461154870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Default"/>
          <table:table-cell office:value-type="float" office:value="197384068" calcext:value-type="float">
            <text:p>197384068</text:p>
          </table:table-cell>
          <table:table-cell office:value-type="float" office:value="137087479" calcext:value-type="float">
            <text:p>137087479</text:p>
          </table:table-cell>
          <table:table-cell office:value-type="float" office:value="148090859" calcext:value-type="float">
            <text:p>148090859</text:p>
          </table:table-cell>
          <table:table-cell office:value-type="float" office:value="149835193" calcext:value-type="float">
            <text:p>149835193</text:p>
          </table:table-cell>
          <table:table-cell office:value-type="float" office:value="105299373" calcext:value-type="float">
            <text:p>105299373</text:p>
          </table:table-cell>
          <table:table-cell office:value-type="float" office:value="114427062" calcext:value-type="float">
            <text:p>114427062</text:p>
          </table:table-cell>
          <table:table-cell office:value-type="float" office:value="352402628" calcext:value-type="float">
            <text:p>352402628</text:p>
          </table:table-cell>
          <table:table-cell office:value-type="float" office:value="365553675" calcext:value-type="float">
            <text:p>365553675</text:p>
          </table:table-cell>
          <table:table-cell office:value-type="float" office:value="473882856" calcext:value-type="float">
            <text:p>473882856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Default"/>
          <table:table-cell office:value-type="float" office:value="169573278" calcext:value-type="float">
            <text:p>169573278</text:p>
          </table:table-cell>
          <table:table-cell office:value-type="float" office:value="154207394" calcext:value-type="float">
            <text:p>154207394</text:p>
          </table:table-cell>
          <table:table-cell office:value-type="float" office:value="159043518" calcext:value-type="float">
            <text:p>159043518</text:p>
          </table:table-cell>
          <table:table-cell office:value-type="float" office:value="161605419" calcext:value-type="float">
            <text:p>161605419</text:p>
          </table:table-cell>
          <table:table-cell office:value-type="float" office:value="159301027" calcext:value-type="float">
            <text:p>159301027</text:p>
          </table:table-cell>
          <table:table-cell office:value-type="float" office:value="91155781" calcext:value-type="float">
            <text:p>91155781</text:p>
          </table:table-cell>
          <table:table-cell office:value-type="float" office:value="354497463" calcext:value-type="float">
            <text:p>354497463</text:p>
          </table:table-cell>
          <table:table-cell office:value-type="float" office:value="406966086" calcext:value-type="float">
            <text:p>406966086</text:p>
          </table:table-cell>
          <table:table-cell office:value-type="float" office:value="353326149" calcext:value-type="float">
            <text:p>353326149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8"/>
          <table:table-cell table:formula="of:=AVERAGE([.I2:.I11])" office:value-type="float" office:value="225670913.5" calcext:value-type="float">
            <text:p>225670913,5</text:p>
          </table:table-cell>
          <table:table-cell table:formula="of:=AVERAGE([.J2:.J11])" office:value-type="float" office:value="163712325.2" calcext:value-type="float">
            <text:p>163712325,2</text:p>
          </table:table-cell>
          <table:table-cell table:formula="of:=AVERAGE([.K2:.K11])" office:value-type="float" office:value="152260933.3" calcext:value-type="float">
            <text:p>152260933,3</text:p>
          </table:table-cell>
          <table:table-cell table:formula="of:=AVERAGE([.L2:.L11])" office:value-type="float" office:value="185256155.3" calcext:value-type="float">
            <text:p>185256155,3</text:p>
          </table:table-cell>
          <table:table-cell table:formula="of:=AVERAGE([.M2:.M11])" office:value-type="float" office:value="110455701.8" calcext:value-type="float">
            <text:p>110455701,8</text:p>
          </table:table-cell>
          <table:table-cell table:formula="of:=AVERAGE([.N2:.N11])" office:value-type="float" office:value="107596339.2" calcext:value-type="float">
            <text:p>107596339,2</text:p>
          </table:table-cell>
          <table:table-cell table:formula="of:=AVERAGE([.O2:.O11])" office:value-type="float" office:value="390349756.9" calcext:value-type="float">
            <text:p>390349756,9</text:p>
          </table:table-cell>
          <table:table-cell table:formula="of:=AVERAGE([.P2:.P11])" office:value-type="float" office:value="415895415.2" calcext:value-type="float">
            <text:p>415895415,2</text:p>
          </table:table-cell>
          <table:table-cell table:formula="of:=AVERAGE([.Q2:.Q11])" office:value-type="float" office:value="420746802.1" calcext:value-type="float">
            <text:p>420746802,1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formula="of:=COM.MICROSOFT.STDEV.S([.I2:.I11])" office:value-type="float" office:value="32192042.8850292" calcext:value-type="float">
            <text:p>32192042,8850292</text:p>
          </table:table-cell>
          <table:table-cell table:formula="of:=COM.MICROSOFT.STDEV.S([.J2:.J11])" office:value-type="float" office:value="27339578.8707008" calcext:value-type="float">
            <text:p>27339578,8707008</text:p>
          </table:table-cell>
          <table:table-cell table:formula="of:=COM.MICROSOFT.STDEV.S([.K2:.K11])" office:value-type="float" office:value="27870297.6690285" calcext:value-type="float">
            <text:p>27870297,6690285</text:p>
          </table:table-cell>
          <table:table-cell table:formula="of:=COM.MICROSOFT.STDEV.S([.L2:.L11])" office:value-type="float" office:value="35545741.8556442" calcext:value-type="float">
            <text:p>35545741,8556442</text:p>
          </table:table-cell>
          <table:table-cell table:formula="of:=COM.MICROSOFT.STDEV.S([.M2:.M11])" office:value-type="float" office:value="19748625.1000468" calcext:value-type="float">
            <text:p>19748625,1000468</text:p>
          </table:table-cell>
          <table:table-cell table:formula="of:=COM.MICROSOFT.STDEV.S([.N2:.N11])" office:value-type="float" office:value="13424293.7556515" calcext:value-type="float">
            <text:p>13424293,7556515</text:p>
          </table:table-cell>
          <table:table-cell table:formula="of:=COM.MICROSOFT.STDEV.S([.O2:.O11])" office:value-type="float" office:value="40484173.7690162" calcext:value-type="float">
            <text:p>40484173,7690162</text:p>
          </table:table-cell>
          <table:table-cell table:formula="of:=COM.MICROSOFT.STDEV.S([.P2:.P11])" office:value-type="float" office:value="48861857.229344" calcext:value-type="float">
            <text:p>48861857,229344</text:p>
          </table:table-cell>
          <table:table-cell table:formula="of:=COM.MICROSOFT.STDEV.S([.Q2:.Q11])" office:value-type="float" office:value="39845484.5835293" calcext:value-type="float">
            <text:p>39845484,5835293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10">
          <table:table-cell table:number-columns-repeated="14"/>
          <table:table-cell table:style-name="Default"/>
          <table:table-cell table:number-columns-repeated="100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.00.0000</text:date>, <text:time style:data-style-name="N2" text:time-value="14:57:28.64022534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0:46:19.648576584</meta:creation-date>
    <dc:date>2018-11-21T16:13:14.475322139</dc:date>
    <meta:editing-duration>PT50M20S</meta:editing-duration>
    <meta:editing-cycles>2</meta:editing-cycles>
    <meta:generator>LibreOffice/6.0.6.2$Linux_X86_64 LibreOffice_project/00m0$Build-2</meta:generator>
    <meta:document-statistic meta:table-count="1" meta:cell-count="1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5.06cm" svg:y="3.703cm" style:legend-expansion="high" chart:style-name="ch2"/>
        <chart:plot-area chart:style-name="ch3" table:cell-range-address="Arkusz1.B2:Arkusz1.E5" chart:data-source-has-labels="both" svg:x="0.32cm" svg:y="0.18cm" svg:width="14.42cm" svg:height="8.64cm">
          <chartooo:coordinate-region svg:x="1.232cm" svg:y="0.379cm" svg:width="13.508cm" svg:height="7.794cm"/>
          <chart:axis chart:dimension="x" chart:name="primary-x" chart:style-name="ch4" chartooo:axis-type="auto">
            <chartooo:date-scale/>
            <chart:categories table:cell-range-address="Arkusz1.C2:Arkusz1.E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C3:Arkusz1.E3" chart:label-cell-address="Arkusz1.B3:Arkusz1.B3" chart:class="chart:bar">
            <chart:data-point chart:repeated="3"/>
          </chart:series>
          <chart:series chart:style-name="ch8" chart:values-cell-range-address="Arkusz1.C4:Arkusz1.E4" chart:label-cell-address="Arkusz1.B4:Arkusz1.B4" chart:class="chart:bar">
            <chart:data-point chart:repeated="3"/>
          </chart:series>
          <chart:series chart:style-name="ch9" chart:values-cell-range-address="Arkusz1.C5:Arkusz1.E5" chart:label-cell-address="Arkusz1.B5:Arkusz1.B5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yle samo</text:p>
                <draw:g>
                  <svg:desc>Arkusz1.C2:Arkusz1.E2</svg:desc>
                </draw:g>
              </table:table-cell>
              <table:table-cell office:value-type="string">
                <text:p>10x więcej od wątków</text:p>
              </table:table-cell>
              <table:table-cell office:value-type="string">
                <text:p>jeden pikse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Arkusz1.B3:Arkusz1.B3</svg:desc>
                </draw:g>
              </table:table-cell>
              <table:table-cell office:value-type="float" office:value="0.2256709135">
                <text:p>0.2256709135</text:p>
                <draw:g>
                  <svg:desc>Arkusz1.C3:Arkusz1.E3</svg:desc>
                </draw:g>
              </table:table-cell>
              <table:table-cell office:value-type="float" office:value="0.1852561553">
                <text:p>0.1852561553</text:p>
              </table:table-cell>
              <table:table-cell office:value-type="float" office:value="0.3903497569">
                <text:p>0.3903497569</text:p>
              </table:table-cell>
            </table:table-row>
            <table:table-row>
              <table:table-cell office:value-type="string">
                <text:p>4</text:p>
                <draw:g>
                  <svg:desc>Arkusz1.B4:Arkusz1.B4</svg:desc>
                </draw:g>
              </table:table-cell>
              <table:table-cell office:value-type="float" office:value="0.1637123252">
                <text:p>0.1637123252</text:p>
                <draw:g>
                  <svg:desc>Arkusz1.C4:Arkusz1.E4</svg:desc>
                </draw:g>
              </table:table-cell>
              <table:table-cell office:value-type="float" office:value="0.1104557018">
                <text:p>0.1104557018</text:p>
              </table:table-cell>
              <table:table-cell office:value-type="float" office:value="0.4158954152">
                <text:p>0.4158954152</text:p>
              </table:table-cell>
            </table:table-row>
            <table:table-row>
              <table:table-cell office:value-type="string">
                <text:p>8</text:p>
                <draw:g>
                  <svg:desc>Arkusz1.B5:Arkusz1.B5</svg:desc>
                </draw:g>
              </table:table-cell>
              <table:table-cell office:value-type="float" office:value="0.1522609333">
                <text:p>0.1522609333</text:p>
                <draw:g>
                  <svg:desc>Arkusz1.C5:Arkusz1.E5</svg:desc>
                </draw:g>
              </table:table-cell>
              <table:table-cell office:value-type="float" office:value="0.1075963392">
                <text:p>0.1075963392</text:p>
              </table:table-cell>
              <table:table-cell office:value-type="float" office:value="0.4207468021">
                <text:p>0.42074680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